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rlito" fo:language="it" fo:country="IT"/>
    </style:style>
    <style:style style:name="P3" style:family="paragraph" style:parent-style-name="Standard">
      <style:paragraph-properties fo:text-align="justify" style:justify-single-word="false"/>
      <style:text-properties style:font-name="Carlito" fo:language="it" fo:country="IT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language="it" fo:country="IT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rlito" fo:language="it" fo:country="IT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rlito" fo:language="it" fo:country="IT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Carlito" fo:language="it" fo:country="IT" style:language-asian="zxx" style:country-asian="none" style:language-complex="zxx" style:country-complex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</text:p>
      <text:p text:style-name="P1"/>
      <text:p text:style-name="P2"><text:span text:style-name="T1">Due tipologie di array</text:span><text:span text:style-name="T2">:</text:span></text:p>
      <text:p text:style-name="P3"/>
      <text:p text:style-name="P3">- <text:span text:style-name="T6">Monodimensionali</text:span></text:p>
      <text:p text:style-name="P3">- <text:span text:style-name="T6">Multidimensionali</text:span></text:p>
      <text:p text:style-name="P3"/>
      <text:p text:style-name="P3">Le variabili viste fin’ora permettono di gestire solo un “singolo” dato per variabile -&gt; non adatte per grandi moli di dati.</text:p>
      <text:p text:style-name="P3"/>
      <text:p text:style-name="P2"><text:span text:style-name="T2">La soluzione in C sono gli </text:span><text:span text:style-name="T3">array: </text:span><text:span text:style-name="T2">Una struttura dati in grado di memorizzare un numero definito di dati dello stesso tipo.</text:span></text:p>
      <text:p text:style-name="P3"/>
      <text:p text:style-name="P2"><text:span text:style-name="T3">Caratteristiche</text:span><text:span text:style-name="T2">:</text:span></text:p>
      <text:p text:style-name="P3">- Nome e tipologia di dati contenuti</text:p>
      <text:p text:style-name="P3">- Ogni <text:span text:style-name="T6">singolo dato</text:span> è chiamato <text:span text:style-name="T6">elemento</text:span> o <text:span text:style-name="T6">componente</text:span></text:p>
      <text:p text:style-name="P3">- Tutti gli elementi sono ordinati poichè possiedono un indice che li identifica</text:p>
      <text:p text:style-name="P3"/>
      <text:p text:style-name="P3"><text:span text:style-name="T6">Esempio array monodimensionale</text:span>:</text:p>
      <text:p text:style-name="P3"/>
      <text:p text:style-name="P4">&lt;tipo array&gt; &lt;nome array&gt; [dimensione]</text:p>
      <text:p text:style-name="P3"/>
      <text:p text:style-name="P4">int numeri[100];</text:p>
      <text:p text:style-name="P3">// definisco un array di nome “numeri” composto da</text:p>
      <text:p text:style-name="P3">// 100 elementi di tipo int</text:p>
      <text:p text:style-name="P3"/>
      <text:p text:style-name="P3">Per accedere ai singoli elementi contenuti nell’array si utilizza l’indice che va da <text:span text:style-name="T6">0</text:span> a <text:span text:style-name="T6">dim-1</text:span>.</text:p>
      <text:p text:style-name="P3"/>
      <text:p text:style-name="P3">Lettura e scrittura --&gt; printf(“Nono elemento: “, a[8]); <text:s/>------ <text:s/>scanf(“%d”, &amp;a[99]);</text:p>
      <text:p text:style-name="P3"/>
      <text:p text:style-name="P2"><text:span text:style-name="T2">----------------------------------------------------------------------------------------------------------------------------</text:span><text:span text:style-name="T5">INIZIALIZZAZIONE</text:span></text:p>
      <text:p text:style-name="P5"/>
      <text:p text:style-name="P3">- <text:span text:style-name="T6">Inizializzazione completa</text:span>: float costanti[3] = {3.14, 9.8, 1.623} //Definisco tutti gli elementi dell’array</text:p>
      <text:p text:style-name="P4"/>
      <text:p text:style-name="P3"><text:span text:style-name="T6">- Inizializzazione completa con omissione delle dimension</text:span>i:</text:p>
      <text:p text:style-name="P3"/>
      <text:p text:style-name="P3">short primi[] = {1, 2, 3, 4, 5, 6} //Avrà la dimensione in base agli n dichiarati</text:p>
      <text:p text:style-name="P3"/>
      <text:p text:style-name="P3">- <text:span text:style-name="T6">Inizializzazione parziale</text:span>:</text:p>
      <text:p text:style-name="P3">char lettere[50] = {‘P’, ‘i’, ‘e’, ‘r’, ‘o’}; //Tutti gli altri verrano inizializzati a 0</text:p>
      <text:p text:style-name="P3">int tuttizeri[100]={0}; //Tutti gli altri inizializzati a 0</text:p>
      <text:p text:style-name="P3">float sparsevector[30]={[3]=4.5, [29]=1.7}; // Nelle determinate posizioni definite sarà salvato quel valore</text:p>
      <text:p text:style-name="P7"><text:span text:style-name="T4">In questi ultimi casi gli elementi non definiti sono comunque inizializzati a 0</text:span></text:p>
      <text:p text:style-name="P6"/>
      <text:p text:style-name="P5"><text:soft-page-break/>ARRAY E MEMORIA</text:p>
      <text:p text:style-name="P6">I singoli elementi sono salvati consecutivamente in memoria e l’accesso avviene come indirizzo array+indice.</text:p>
      <text:p text:style-name="P6"/>
      <text:p text:style-name="P6"><text:span text:style-name="T6">E’ possibile utilizzare macro come sizeof per alcolare il numero di elementi in un array</text:span>:</text:p>
      <text:p text:style-name="P6"/>
      <text:p text:style-name="P6">- Memoria occupata dal singolo elemento</text:p>
      <text:p text:style-name="P6">- Memoria occupata da tutto l’array</text:p>
      <text:p text:style-name="P3">----------------------------------------------------------------------------------------------------------------------------</text:p>
      <text:p text:style-name="P5">POSSIBILI ERRORI</text:p>
      <text:p text:style-name="P3"/>
      <text:p text:style-name="P3">Il linguaggio non controlla coerenza indice e dimensione dell’array:</text:p>
      <text:p text:style-name="P3">Esempio:</text:p>
      <text:p text:style-name="P3"/>
      <text:p text:style-name="P3">int a[100];</text:p>
      <text:p text:style-name="P3"/>
      <text:p text:style-name="P3">a[100] = 7 //Sbagliato perchè l’ultimo elemento è a indice 99</text:p>
      <text:p text:style-name="P3"/>
      <text:p text:style-name="P3">a[-1]=0; // -1?</text:p>
      <text:p text:style-name="P3"/>
      <text:p text:style-name="P3">In fase di compilazione non sono individuati come errori ma causeranno il blocco del programma.</text:p>
      <text:p text:style-name="P6">----------------------------------------------------------------------------------------------------------------------------</text:p>
      <text:p text:style-name="P5">ARRAY MULTIDIMENSIONALI</text:p>
      <text:p text:style-name="P5"/>
      <text:p text:style-name="P3"><text:span text:style-name="T6">Array con più dimensioni (indici)</text:span>.</text:p>
      <text:p text:style-name="P3">Esempio: </text:p>
      <text:p text:style-name="P3"/>
      <text:p text:style-name="P3">–<text:span text:style-name="T6"> int matrice[10][9]; // 10 righe e 9 colonne</text:span></text:p>
      <text:p text:style-name="P3"/>
      <text:p text:style-name="P3">– long b[2][3][7][12][1024];</text:p>
      <text:p text:style-name="P3"/>
      <text:p text:style-name="P3">Esempi di inizializzazione:</text:p>
      <text:p text:style-name="P3"/>
      <text:p text:style-name="P3">– <text:span text:style-name="T6">int m1[2][3]={3,4,8,1,2,7};</text:span></text:p>
      <text:p text:style-name="P3">– <text:span text:style-name="T6">int m2[2][3]={{3,4,8},{1,2,7}};</text:span></text:p>
      <text:p text:style-name="P3"/>
      <text:p text:style-name="P3">Nonostante siano multidimensionali vengono comunque memorizzati sequenzial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4T12:13:08.481491803</meta:creation-date>
    <dc:date>2024-12-11T20:03:28.86</dc:date>
    <meta:editing-duration>PT42M16S</meta:editing-duration>
    <meta:editing-cycles>20</meta:editing-cycles>
    <meta:generator>OpenOffice/4.1.15$Win32 OpenOffice.org_project/4115m2$Build-9813</meta:generator>
    <dc:creator>Alessandro Pedrazzi</dc:creator>
    <meta:document-statistic meta:table-count="0" meta:image-count="0" meta:object-count="0" meta:page-count="2" meta:paragraph-count="49" meta:word-count="351" meta:character-count="2706"/>
  </office:meta>
</office:document-meta>
</file>